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'm not lonely, in the usual sense. <text:s/>I have plenty of friends and all that. <text:s/>But the whole love thing, that's just always been beyond me. <text:s/>When I see a couple sitting there smoking a cigarette like that, it really gets me going. <text:s/></text:p>
      <text:p text:style-name="Standard">I like to walk around a lot, just through the streets where I live and all. <text:s/>In the city there's a lot of interesting places to wind up on accident. <text:s/>I'm not really the kind to go someplace, a lot of times if I think a place is interesting I'll just walk by it and look in. <text:s/>This isn't some form of self pity or anything, I've just always thought most things were more interesting to watch than to actually participate in. <text:s/>I like to watch people try and fit in the tiny parking spots in front of my building, or guess where they're going based on what kind of clothes their wearing. <text:s/>I guess that's kind of weird for a guy my age. <text:s/>I also like to drink a lot and then ride my bike through parks at night, but that's more or less a different problem entirely. <text:s/>I guess I just never found the things I'm supposed to interesting. <text:s/>Except for love or course. <text:s/>But sometimes you can just ignore tha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2T20:10:45</meta:creation-date>
    <dc:date>2009-07-26T14:07:57</dc:date>
    <meta:editing-duration>PT05H11M30S</meta:editing-duration>
    <meta:editing-cycles>41</meta:editing-cycles>
    <meta:generator>NeoOffice/3.0$Unix OpenOffice.org_project/Patch 5</meta:generator>
    <meta:document-statistic meta:table-count="0" meta:image-count="0" meta:object-count="0" meta:page-count="1" meta:paragraph-count="2" meta:word-count="216" meta:character-count="1128"/>
  </office:meta>
</office:document-meta>
</file>